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move then reinsert the same attribute</text:h>
      <text:p text:style-name="Text_20_body">In this sample, the second list item in the following list will initially have a start-value. This will then be removed and reinserted in subsequent versions</text:p>
      <text:list xml:id="list2165013913" text:style-name="L1">
        <text:list-item>
          <text:p text:style-name="P1">First Item</text:p>
        </text:list-item>
        <text:list-item ac:change001="ct1,remove,text:start-value,1" ac:change002="ct2,insert,text:start-value" text:start-value="1">
          <text:p text:style-name="P1">Second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3T15:04:57</meta:creation-date>
    <meta:document-statistic meta:table-count="0" meta:image-count="0" meta:object-count="0" meta:page-count="1" meta:paragraph-count="4" meta:word-count="38" meta:character-count="221"/>
    <dc:date>2010-07-23T15:06:27</dc:date>
    <dc:creator>Tristan Mitchell</dc:creator>
    <meta:editing-duration>PT00H01M31S</meta:editing-duration>
    <meta:editing-cycles>1</meta:editing-cycles>
    <meta:generator>OpenOffice.org/3.2$Unix OpenOffice.org_project/320m18$Build-9502</meta:generator>
  </office:meta>
</office:document-meta>
</file>